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2.94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c0c0"/>
    </style:style>
    <style:style style:name="ce3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0">
      <style:table-cell-properties fo:background-color="#c0c0c0"/>
    </style:style>
    <style:style style:name="ce7" style:family="table-cell" style:parent-style-name="Default" style:data-style-name="N110"/>
    <style:style style:name="gr1" style:family="graphic">
      <style:graphic-properties draw:fill="none" draw:textarea-horizontal-align="justify" draw:textarea-vertical-align="middle" draw:auto-grow-height="false" fo:min-height="0cm" fo:min-width="0cm"/>
    </style:style>
    <style:style style:name="gr2" style:family="graphic">
      <style:graphic-properties svg:stroke-color="#000000" draw:marker-start="Circle" draw:marker-end="Circle" draw:textarea-horizontal-align="center" draw:textarea-vertical-align="middle"/>
    </style:style>
    <style:style style:name="gr3" style:family="graphic">
      <style:graphic-properties draw:textarea-horizontal-align="center" draw:textarea-vertical-align="middle"/>
    </style:style>
    <style:style style:name="gr4" style:family="graphic">
      <style:graphic-properties svg:stroke-color="#ff3333" draw:marker-start="" draw:marker-end="Square" draw:textarea-horizontal-align="center" draw:textarea-vertical-align="middle"/>
    </style:style>
    <style:style style:name="gr5" style:family="graphic">
      <style:graphic-properties svg:stroke-color="#000000" draw:marker-start="" draw:marker-end="Square" draw:textarea-horizontal-align="center" draw:textarea-vertical-align="middle"/>
    </style:style>
    <style:style style:name="gr6" style:family="graphic">
      <style:graphic-properties draw:textarea-horizontal-align="center" draw:textarea-vertical-align="middle"/>
    </style:style>
    <style:style style:name="gr7" style:family="graphic">
      <style:graphic-properties draw:stroke="none" svg:stroke-color="#000000" draw:fill="none" draw:fill-color="#ffffff" fo:min-height="0.532cm"/>
    </style:style>
    <style:style style:name="gr8" style:family="graphic">
      <style:graphic-properties draw:marker-end="Square" draw:textarea-horizontal-align="center" draw:textarea-vertical-align="middle"/>
    </style:style>
    <style:style style:name="gr9" style:family="graphic">
      <style:graphic-properties draw:marker-start="Square_20_45" draw:marker-end="Circle" draw:textarea-horizontal-align="center" draw:textarea-vertical-align="middle"/>
    </style:style>
    <style:style style:name="gr10" style:family="graphic">
      <style:graphic-properties draw:marker-end="Square_20_45" draw:textarea-horizontal-align="center" draw:textarea-vertical-align="middle"/>
    </style:style>
    <style:style style:name="gr11" style:family="graphic">
      <style:graphic-properties draw:stroke="none" svg:stroke-color="#000000" draw:fill="none" draw:fill-color="#ffffff" fo:min-height="0.55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text-properties style:font-name="Arial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family="'Times New Roman'" style:font-style-name="Normal" style:font-family-generic="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Arial"/>
    </style:style>
  </office:automatic-styles>
  <office:body>
    <office:spreadsheet>
      <table:table table:name="5DI-1AI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table:number-columns-spanned="5" table:number-rows-spanned="1">
            <text:p>5DI/1AI Mutiplexer simulator</text:p>
          </table:table-cell>
          <table:covered-table-cell table:style-name="ce2"/>
          <table:covered-table-cell table:style-name="ce3"/>
          <table:covered-table-cell table:number-columns-repeated="2" table:style-name="ce2"/>
          <table:table-cell/>
          <table:table-cell table:style-name="ce1" office:value-type="string" table:number-columns-spanned="7" table:number-rows-spanned="1">
            <text:p>5DI/1AI Mutiplexer principle</text:p>
          </table:table-cell>
          <table:covered-table-cell table:number-columns-repeated="6"/>
        </table:table-row>
        <table:table-row table:style-name="ro1">
          <table:table-cell table:style-name="ce2" office:value-type="string">
            <text:p>Power Supply Voltage</text:p>
          </table:table-cell>
          <table:table-cell table:style-name="ce2"/>
          <table:table-cell table:style-name="ce4" office:value-type="float" office:value="24">
            <text:p>24</text:p>
          </table:table-cell>
          <table:table-cell table:style-name="ce2" office:value-type="string">
            <text:p>Volts</text:p>
          </table:table-cell>
          <table:table-cell table:style-name="ce2"/>
          <table:table-cell/>
          <table:table-cell>
            <draw:g table:end-cell-address="'5DI-1AI'.N11" table:end-x="0.439cm" table:end-y="0.399cm" draw:z-index="0">
              <draw:custom-shape draw:style-name="gr1" svg:width="12.806cm" svg:height="1.355cm" svg:x="4.585cm" svg:y="3.10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line draw:style-name="gr2" draw:text-style-name="P1" svg:x1="3.389cm" svg:y1="1.09cm" svg:x2="5.644cm" svg:y2="1.063cm">
                <text:p/>
              </draw:line>
              <draw:rect draw:style-name="gr3" draw:text-style-name="P2" svg:width="1.42cm" svg:height="0.398cm" svg:x="3.89cm" svg:y="0.904cm">
                <text:p text:style-name="P2"><text:span text:style-name="T1">10110 </text:span><text:span text:style-name="T2">Ω</text:span></text:p>
              </draw:rect>
              <draw:line draw:style-name="gr2" draw:text-style-name="P1" svg:x1="5.59cm" svg:y1="1.09cm" svg:x2="7.845cm" svg:y2="1.063cm">
                <text:p/>
              </draw:line>
              <draw:rect draw:style-name="gr3" draw:text-style-name="P2" svg:width="1.42cm" svg:height="0.398cm" svg:x="6.091cm" svg:y="0.904cm">
                <text:p text:style-name="P2"><text:span text:style-name="T1">2430 </text:span><text:span text:style-name="T2">Ω</text:span></text:p>
              </draw:rect>
              <draw:line draw:style-name="gr2" draw:text-style-name="P1" svg:x1="7.761cm" svg:y1="1.089cm" svg:x2="10.016cm" svg:y2="1.062cm">
                <text:p/>
              </draw:line>
              <draw:rect draw:style-name="gr3" draw:text-style-name="P2" svg:width="1.42cm" svg:height="0.398cm" svg:x="8.262cm" svg:y="0.903cm">
                <text:p text:style-name="P2"><text:span text:style-name="T1">1210 </text:span><text:span text:style-name="T2">Ω</text:span></text:p>
              </draw:rect>
              <draw:line draw:style-name="gr2" draw:text-style-name="P1" svg:x1="9.989cm" svg:y1="1.09cm" svg:x2="12.244cm" svg:y2="1.063cm">
                <text:p/>
              </draw:line>
              <draw:rect draw:style-name="gr3" draw:text-style-name="P2" svg:width="1.42cm" svg:height="0.398cm" svg:x="10.49cm" svg:y="0.904cm">
                <text:p text:style-name="P2"><text:span text:style-name="T1">604 </text:span><text:span text:style-name="T2">Ω</text:span></text:p>
              </draw:rect>
              <draw:line draw:style-name="gr2" draw:text-style-name="P1" svg:x1="12.243cm" svg:y1="1.091cm" svg:x2="14.498cm" svg:y2="1.064cm">
                <text:p/>
              </draw:line>
              <draw:rect draw:style-name="gr3" draw:text-style-name="P2" svg:width="1.42cm" svg:height="0.398cm" svg:x="12.744cm" svg:y="0.905cm">
                <text:p text:style-name="P2"><text:span text:style-name="T1">301 </text:span><text:span text:style-name="T2">Ω</text:span></text:p>
              </draw:rect>
              <draw:line draw:style-name="gr2" draw:text-style-name="P1" svg:x1="14.442cm" svg:y1="1.064cm" svg:x2="16.697cm" svg:y2="1.037cm">
                <text:p/>
              </draw:line>
              <draw:rect draw:style-name="gr3" draw:text-style-name="P2" svg:width="1.42cm" svg:height="0.398cm" svg:x="14.943cm" svg:y="0.878cm">
                <text:p text:style-name="P2"><text:span text:style-name="T1">150 </text:span><text:span text:style-name="T2">Ω</text:span></text:p>
              </draw:rect>
              <draw:line draw:style-name="gr4" draw:text-style-name="P1" svg:x1="3.445cm" svg:y1="1.063cm" svg:x2="1.942cm" svg:y2="1.063cm">
                <text:p/>
              </draw:line>
              <draw:line draw:style-name="gr5" draw:text-style-name="P1" svg:x1="16.585cm" svg:y1="0.426cm" svg:x2="1.97cm" svg:y2="0.4cm">
                <text:p/>
              </draw:line>
              <draw:line draw:style-name="gr6" draw:text-style-name="P1" svg:x1="16.613cm" svg:y1="0.426cm" svg:x2="16.613cm" svg:y2="1.01cm">
                <text:p/>
              </draw:line>
              <draw:frame draw:style-name="gr7" draw:text-style-name="P3" svg:width="1.726cm" svg:height="0.532cm" svg:x="0.105cm" svg:y="0.877cm">
                <draw:text-box>
                  <text:p><text:span text:style-name="T3">+24Vdc</text:span></text:p>
                </draw:text-box>
              </draw:frame>
              <draw:frame draw:style-name="gr7" draw:text-style-name="P3" svg:width="1.254cm" svg:height="0.532cm" svg:x="0.505cm" svg:y="0.235cm">
                <draw:text-box>
                  <text:p><text:span text:style-name="T3">0 Vdc</text:span></text:p>
                </draw:text-box>
              </draw:frame>
              <draw:line draw:style-name="gr8" draw:text-style-name="P1" svg:x1="5.644cm" svg:y1="1.09cm" svg:x2="5.644cm" svg:y2="3.56cm">
                <text:p/>
              </draw:line>
              <draw:frame draw:style-name="gr7" draw:text-style-name="P3" svg:width="0.779cm" svg:height="0.532cm" svg:x="5.171cm" svg:y="3.773cm">
                <draw:text-box>
                  <text:p><text:span text:style-name="T3">AI1</text:span></text:p>
                </draw:text-box>
              </draw:frame>
              <draw:line draw:style-name="gr9" draw:text-style-name="P1" svg:x1="5.533cm" svg:y1="2.232cm" svg:x2="6.479cm" svg:y2="2.259cm">
                <text:p/>
              </draw:line>
              <draw:line draw:style-name="gr10" draw:text-style-name="P1" svg:x1="7.899cm" svg:y1="1.011cm" svg:x2="7.899cm" svg:y2="2.365cm">
                <text:p/>
              </draw:line>
              <draw:line draw:style-name="gr9" draw:text-style-name="P1" svg:x1="7.955cm" svg:y1="2.259cm" svg:x2="6.953cm" svg:y2="2.259cm">
                <text:p/>
              </draw:line>
              <draw:line draw:style-name="gr6" draw:text-style-name="P1" svg:x1="6.396cm" svg:y1="2.232cm" svg:x2="6.925cm" svg:y2="1.913cm">
                <text:p/>
              </draw:line>
              <draw:frame draw:style-name="gr7" draw:text-style-name="P3" svg:width="0.723cm" svg:height="0.532cm" svg:x="6.473cm" svg:y="2.472cm">
                <draw:text-box>
                  <text:p><text:span text:style-name="T3">MI1</text:span></text:p>
                </draw:text-box>
              </draw:frame>
              <draw:rect draw:style-name="gr3" draw:text-style-name="P2" svg:width="1.42cm" svg:height="0.398cm" svg:x="8.261cm" svg:y="0.877cm">
                <text:p text:style-name="P2"><text:span text:style-name="T1">2430 </text:span><text:span text:style-name="T2">Ω</text:span></text:p>
              </draw:rect>
              <draw:line draw:style-name="gr10" draw:text-style-name="P1" svg:x1="10.069cm" svg:y1="0.984cm" svg:x2="10.069cm" svg:y2="2.338cm">
                <text:p/>
              </draw:line>
              <draw:line draw:style-name="gr9" draw:text-style-name="P1" svg:x1="10.125cm" svg:y1="2.232cm" svg:x2="9.123cm" svg:y2="2.232cm">
                <text:p/>
              </draw:line>
              <draw:line draw:style-name="gr6" draw:text-style-name="P1" svg:x1="8.566cm" svg:y1="2.205cm" svg:x2="9.095cm" svg:y2="1.886cm">
                <text:p/>
              </draw:line>
              <draw:frame draw:style-name="gr7" draw:text-style-name="P3" svg:width="0.723cm" svg:height="0.532cm" svg:x="8.643cm" svg:y="2.445cm">
                <draw:text-box>
                  <text:p><text:span text:style-name="T3">MI2</text:span></text:p>
                </draw:text-box>
              </draw:frame>
              <draw:rect draw:style-name="gr3" draw:text-style-name="P2" svg:width="1.42cm" svg:height="0.398cm" svg:x="10.461cm" svg:y="0.877cm">
                <text:p text:style-name="P2"><text:span text:style-name="T1">2430 </text:span><text:span text:style-name="T2">Ω</text:span></text:p>
              </draw:rect>
              <draw:line draw:style-name="gr10" draw:text-style-name="P1" svg:x1="12.269cm" svg:y1="0.984cm" svg:x2="12.269cm" svg:y2="2.338cm">
                <text:p/>
              </draw:line>
              <draw:line draw:style-name="gr9" draw:text-style-name="P1" svg:x1="12.325cm" svg:y1="2.232cm" svg:x2="11.323cm" svg:y2="2.232cm">
                <text:p/>
              </draw:line>
              <draw:line draw:style-name="gr6" draw:text-style-name="P1" svg:x1="10.766cm" svg:y1="2.205cm" svg:x2="11.295cm" svg:y2="1.886cm">
                <text:p/>
              </draw:line>
              <draw:frame draw:style-name="gr7" draw:text-style-name="P3" svg:width="0.723cm" svg:height="0.532cm" svg:x="10.843cm" svg:y="2.445cm">
                <draw:text-box>
                  <text:p><text:span text:style-name="T3">MI3</text:span></text:p>
                </draw:text-box>
              </draw:frame>
              <draw:rect draw:style-name="gr3" draw:text-style-name="P2" svg:width="1.42cm" svg:height="0.398cm" svg:x="12.688cm" svg:y="0.877cm">
                <text:p text:style-name="P2"><text:span text:style-name="T1">2430 </text:span><text:span text:style-name="T2">Ω</text:span></text:p>
              </draw:rect>
              <draw:line draw:style-name="gr10" draw:text-style-name="P1" svg:x1="14.496cm" svg:y1="0.984cm" svg:x2="14.496cm" svg:y2="2.338cm">
                <text:p/>
              </draw:line>
              <draw:line draw:style-name="gr9" draw:text-style-name="P1" svg:x1="14.552cm" svg:y1="2.232cm" svg:x2="13.55cm" svg:y2="2.232cm">
                <text:p/>
              </draw:line>
              <draw:line draw:style-name="gr6" draw:text-style-name="P1" svg:x1="12.993cm" svg:y1="2.205cm" svg:x2="13.522cm" svg:y2="1.886cm">
                <text:p/>
              </draw:line>
              <draw:frame draw:style-name="gr7" draw:text-style-name="P3" svg:width="0.723cm" svg:height="0.532cm" svg:x="13.07cm" svg:y="2.445cm">
                <draw:text-box>
                  <text:p><text:span text:style-name="T3">MI4</text:span></text:p>
                </draw:text-box>
              </draw:frame>
              <draw:rect draw:style-name="gr3" draw:text-style-name="P2" svg:width="1.42cm" svg:height="0.398cm" svg:x="14.803cm" svg:y="0.878cm">
                <text:p text:style-name="P2"><text:span text:style-name="T1">2430 </text:span><text:span text:style-name="T2">Ω</text:span></text:p>
              </draw:rect>
              <draw:line draw:style-name="gr9" draw:text-style-name="P1" svg:x1="16.667cm" svg:y1="2.233cm" svg:x2="15.665cm" svg:y2="2.233cm">
                <text:p/>
              </draw:line>
              <draw:line draw:style-name="gr6" draw:text-style-name="P1" svg:x1="15.108cm" svg:y1="2.206cm" svg:x2="15.637cm" svg:y2="1.887cm">
                <text:p/>
              </draw:line>
              <draw:frame draw:style-name="gr7" draw:text-style-name="P3" svg:width="0.723cm" svg:height="0.532cm" svg:x="15.185cm" svg:y="2.446cm">
                <draw:text-box>
                  <text:p><text:span text:style-name="T3">MI5</text:span></text:p>
                </draw:text-box>
              </draw:frame>
              <draw:line draw:style-name="gr8" draw:text-style-name="P1" svg:x1="16.585cm" svg:y1="1.117cm" svg:x2="16.585cm" svg:y2="3.587cm">
                <text:p/>
              </draw:line>
              <draw:line draw:style-name="gr9" draw:text-style-name="P1" svg:x1="7.788cm" svg:y1="2.234cm" svg:x2="8.734cm" svg:y2="2.261cm">
                <text:p/>
              </draw:line>
              <draw:line draw:style-name="gr9" draw:text-style-name="P1" svg:x1="9.931cm" svg:y1="2.233cm" svg:x2="10.877cm" svg:y2="2.26cm">
                <text:p/>
              </draw:line>
              <draw:line draw:style-name="gr9" draw:text-style-name="P1" svg:x1="12.158cm" svg:y1="2.232cm" svg:x2="13.104cm" svg:y2="2.259cm">
                <text:p/>
              </draw:line>
              <draw:line draw:style-name="gr9" draw:text-style-name="P1" svg:x1="14.33cm" svg:y1="2.233cm" svg:x2="15.276cm" svg:y2="2.26cm">
                <text:p/>
              </draw:line>
              <draw:frame draw:style-name="gr7" draw:text-style-name="P3" svg:width="1.085cm" svg:height="0.532cm" svg:x="16.002cm" svg:y="3.666cm">
                <draw:text-box>
                  <text:p><text:span text:style-name="T3">GND</text:span></text:p>
                </draw:text-box>
              </draw:frame>
              <draw:frame draw:style-name="gr11" draw:text-style-name="P3" svg:width="4.927cm" svg:height="0.558cm" svg:x="8.318cm" svg:y="3.906cm">
                <draw:text-box>
                  <text:p><text:span text:style-name="T3">Industruino Analog Inputs</text:span></text:p>
                </draw:text-box>
              </draw:frame>
            </draw:g>
          </table:table-cell>
          <table:table-cell table:number-columns-repeated="6"/>
        </table:table-row>
        <table:table-row table:style-name="ro1">
          <table:table-cell table:style-name="ce2" office:value-type="string">
            <text:p>Resistance number</text:p>
          </table:table-cell>
          <table:table-cell table:style-name="ce2" office:value-type="string">
            <text:p>Ohms</text:p>
          </table:table-cell>
          <table:table-cell table:style-name="ce2" office:value-type="string">
            <text:p>Contact state</text:p>
          </table:table-cell>
          <table:table-cell table:style-name="ce2" office:value-type="string">
            <text:p>Resistance</text:p>
          </table:table-cell>
          <table:table-cell table:style-name="ce2" office:value-type="string">
            <text:p>Tension on Input</text:p>
          </table:table-cell>
          <table:table-cell table:number-columns-repeated="8"/>
        </table:table-row>
        <table:table-row table:style-name="ro1">
          <table:table-cell table:style-name="ce2" office:value-type="string">
            <text:p>Rc</text:p>
          </table:table-cell>
          <table:table-cell table:style-name="ce2" office:value-type="float" office:value="10110">
            <text:p>10110</text:p>
          </table:table-cell>
          <table:table-cell table:style-name="ce2"/>
          <table:table-cell table:style-name="ce2" table:formula="of:=[.B4]" office:value-type="float" office:value="10110">
            <text:p>10110</text:p>
          </table:table-cell>
          <table:table-cell table:style-name="ce6" table:formula="of:=[.C2]-([.D4]*[.D11]/1000)" office:value-type="float" office:value="7.61094224924012">
            <text:p>7,611</text:p>
          </table:table-cell>
          <table:table-cell table:number-columns-repeated="4"/>
          <table:table-cell table:style-name="ce7"/>
          <table:table-cell table:number-columns-repeated="3"/>
        </table:table-row>
        <table:table-row table:style-name="ro1">
          <table:table-cell table:style-name="ce2" office:value-type="string">
            <text:p>R5</text:p>
          </table:table-cell>
          <table:table-cell table:style-name="ce2" office:value-type="float" office:value="150">
            <text:p>150</text:p>
          </table:table-cell>
          <table:table-cell table:style-name="ce5" office:value-type="float" office:value="0">
            <text:p>0</text:p>
          </table:table-cell>
          <table:table-cell table:style-name="ce2" table:formula="of:=([.C5]=0) * [.B5]" office:value-type="float" office:value="150">
            <text:p>150</text:p>
          </table:table-cell>
          <table:table-cell table:style-name="ce6" table:formula="of:=[.E4] - ([.D5]*[.D$11]/1000)" office:value-type="float" office:value="7.3677811550152">
            <text:p>7,368</text:p>
          </table:table-cell>
          <table:table-cell table:number-columns-repeated="4"/>
          <table:table-cell table:style-name="ce7"/>
          <table:table-cell table:number-columns-repeated="3"/>
        </table:table-row>
        <table:table-row table:style-name="ro1">
          <table:table-cell table:style-name="ce2" office:value-type="string">
            <text:p>R4</text:p>
          </table:table-cell>
          <table:table-cell table:style-name="ce2" office:value-type="float" office:value="301">
            <text:p>301</text:p>
          </table:table-cell>
          <table:table-cell table:style-name="ce5" office:value-type="float" office:value="0">
            <text:p>0</text:p>
          </table:table-cell>
          <table:table-cell table:style-name="ce2" table:formula="of:=([.C6]=0) * [.B6]" office:value-type="float" office:value="301">
            <text:p>301</text:p>
          </table:table-cell>
          <table:table-cell table:style-name="ce6" table:formula="of:=[.E5] - ([.D6]*[.D$11]/1000)" office:value-type="float" office:value="6.87983789260385">
            <text:p>6,880</text:p>
          </table:table-cell>
          <table:table-cell table:number-columns-repeated="4"/>
          <table:table-cell table:style-name="ce7"/>
          <table:table-cell table:number-columns-repeated="3"/>
        </table:table-row>
        <table:table-row table:style-name="ro1">
          <table:table-cell table:style-name="ce2" office:value-type="string">
            <text:p>R3</text:p>
          </table:table-cell>
          <table:table-cell table:style-name="ce2" office:value-type="float" office:value="604">
            <text:p>604</text:p>
          </table:table-cell>
          <table:table-cell table:style-name="ce5" office:value-type="float" office:value="0">
            <text:p>0</text:p>
          </table:table-cell>
          <table:table-cell table:style-name="ce2" table:formula="of:=([.C7]=0) * [.B7]" office:value-type="float" office:value="604">
            <text:p>604</text:p>
          </table:table-cell>
          <table:table-cell table:style-name="ce6" table:formula="of:=[.E6] - ([.D7]*[.D$11]/1000)" office:value-type="float" office:value="5.90070921985816">
            <text:p>5,901</text:p>
          </table:table-cell>
          <table:table-cell table:number-columns-repeated="4"/>
          <table:table-cell table:style-name="ce7"/>
          <table:table-cell table:number-columns-repeated="3"/>
        </table:table-row>
        <table:table-row table:style-name="ro1">
          <table:table-cell table:style-name="ce2" office:value-type="string">
            <text:p>R2</text:p>
          </table:table-cell>
          <table:table-cell table:style-name="ce2" office:value-type="float" office:value="1210">
            <text:p>1210</text:p>
          </table:table-cell>
          <table:table-cell table:style-name="ce5" office:value-type="float" office:value="0">
            <text:p>0</text:p>
          </table:table-cell>
          <table:table-cell table:style-name="ce2" table:formula="of:=([.C8]=0) * [.B8]" office:value-type="float" office:value="1210">
            <text:p>1210</text:p>
          </table:table-cell>
          <table:table-cell table:style-name="ce6" table:formula="of:=[.E7] - ([.D8]*[.D$11]/1000)" office:value-type="float" office:value="3.93920972644377">
            <text:p>3,939</text:p>
          </table:table-cell>
          <table:table-cell table:number-columns-repeated="4"/>
          <table:table-cell table:style-name="ce7"/>
          <table:table-cell table:number-columns-repeated="3"/>
        </table:table-row>
        <table:table-row table:style-name="ro1">
          <table:table-cell table:style-name="ce2" office:value-type="string">
            <text:p>R1</text:p>
          </table:table-cell>
          <table:table-cell table:style-name="ce2" office:value-type="float" office:value="2430">
            <text:p>2430</text:p>
          </table:table-cell>
          <table:table-cell table:style-name="ce5" office:value-type="float" office:value="0">
            <text:p>0</text:p>
          </table:table-cell>
          <table:table-cell table:style-name="ce2" table:formula="of:=([.C9]=0) * [.B9]" office:value-type="float" office:value="2430">
            <text:p>2430</text:p>
          </table:table-cell>
          <table:table-cell table:style-name="ce6" table:formula="of:=[.E8] - ([.D9]*[.D$11]/1000)" office:value-type="float" office:value="0">
            <text:p>0,000</text:p>
          </table:table-cell>
          <table:table-cell table:number-columns-repeated="4"/>
          <table:table-cell table:style-name="ce7"/>
          <table:table-cell table:number-columns-repeated="3"/>
        </table:table-row>
        <table:table-row table:style-name="ro1">
          <table:table-cell table:style-name="ce2" office:value-type="string">
            <text:p>Total</text:p>
          </table:table-cell>
          <table:table-cell table:style-name="ce2" table:formula="of:=SUM([.B4:.B9])" office:value-type="float" office:value="14805">
            <text:p>14805</text:p>
          </table:table-cell>
          <table:table-cell table:style-name="ce2" office:value-type="float" office:value="0">
            <text:p>0</text:p>
          </table:table-cell>
          <table:table-cell table:style-name="ce2" table:formula="of:=SUM([.D4:.D9])" office:value-type="float" office:value="14805">
            <text:p>14805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>
            <text:p>Current</text:p>
          </table:table-cell>
          <table:table-cell table:style-name="ce2" table:formula="of:=1000 * [.C2]/[.D10]" office:value-type="float" office:value="1.62107396149949">
            <text:p>1,62</text:p>
          </table:table-cell>
          <table:table-cell table:style-name="ce2" office:value-type="string">
            <text:p>mA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Contact states can be changed (0 means open, 1 means closed)</text:p>
          </table:table-cell>
          <table:table-cell table:number-columns-repeated="12"/>
        </table:table-row>
        <table:table-row table:style-name="ro1">
          <table:table-cell office:value-type="string">
            <text:p>Power supply voltage can also be changed but the 5DI / 1AI works more accurately with 24 Vd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3" office:value-type="string">
            <text:p>Mounting</text:p>
          </table:table-cell>
          <table:table-cell table:style-name="ce3" table:number-columns-repeated="4"/>
          <table:table-cell table:number-columns-repeated="8"/>
        </table:table-row>
        <table:table-row table:style-name="ro1">
          <table:table-cell office:value-type="string">
            <text:p>Rc and R1 to R5 are all mounted in series to produce a total 14805 Ohms resistance.</text:p>
          </table:table-cell>
          <table:table-cell table:number-columns-repeated="12"/>
        </table:table-row>
        <table:table-row table:style-name="ro1">
          <table:table-cell office:value-type="string">
            <text:p>24Vdc Power supply is applied at the ends of this chain, using a 1,62 mA current</text:p>
          </table:table-cell>
          <table:table-cell table:number-columns-repeated="12"/>
        </table:table-row>
        <table:table-row table:style-name="ro1">
          <table:table-cell office:value-type="string">
            <text:p>Digital multiplexed inputs shunt resistances R1 to R5</text:p>
          </table:table-cell>
          <table:table-cell table:number-columns-repeated="12"/>
        </table:table-row>
        <table:table-row table:style-name="ro1">
          <table:table-cell office:value-type="string">
            <text:p>Tension AI1 is connected between 0Vdc (GND) and the Rc / R5 common point</text:p>
          </table:table-cell>
          <table:table-cell table:number-columns-repeated="12"/>
        </table:table-row>
        <table:table-row table:style-name="ro1">
          <table:table-cell office:value-type="string">
            <text:p>Of course you may connect your multiplexer to any of the 4 analog inpu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3" office:value-type="string">
            <text:p>Tips</text:p>
          </table:table-cell>
          <table:table-cell table:style-name="ce3" table:number-columns-repeated="4"/>
          <table:table-cell table:number-columns-repeated="8"/>
        </table:table-row>
        <table:table-row table:style-name="ro1">
          <table:table-cell office:value-type="string">
            <text:p>Do not forget to set your Zero first, with all contacts MI1 to MI5 open</text:p>
          </table:table-cell>
          <table:table-cell table:number-columns-repeated="12"/>
        </table:table-row>
        <table:table-row table:style-name="ro1">
          <table:table-cell office:value-type="string">
            <text:p>You may want to save this setting to EEPROM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currency-style style:name="N112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draw:marker draw:name="Square_20_45" draw:display-name="Square 45" svg:viewBox="0 0 1131 1131" svg:d="M0 564l564 567 567-567-567-564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19/12/2016</text:date>, <text:time>15:2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9M32S</meta:editing-duration>
    <meta:editing-cycles>23</meta:editing-cycles>
    <meta:generator>OpenOffice/4.1.1$Win32 OpenOffice.org_project/411m6$Build-9775</meta:generator>
    <dc:date>2016-12-19T15:29:28.38</dc:date>
    <meta:document-statistic meta:table-count="1" meta:cell-count="57" meta:object-count="1"/>
    <meta:user-defined meta:name="Info 1"/>
    <meta:user-defined meta:name="Info 2"/>
    <meta:user-defined meta:name="Info 3"/>
    <meta:user-defined meta:name="Info 4"/>
  </office:meta>
</office:document-meta>
</file>